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4b" officeooo:paragraph-rsid="0004084b"/>
    </style:style>
    <style:style style:name="P2" style:family="paragraph" style:parent-style-name="Standard">
      <style:text-properties officeooo:rsid="0008815c" officeooo:paragraph-rsid="0008815c"/>
    </style:style>
    <style:style style:name="P3" style:family="paragraph" style:parent-style-name="Standard">
      <style:text-properties officeooo:rsid="000959e7" officeooo:paragraph-rsid="000959e7"/>
    </style:style>
    <style:style style:name="P4" style:family="paragraph" style:parent-style-name="Standard">
      <style:text-properties officeooo:rsid="000b3241" officeooo:paragraph-rsid="000b3241"/>
    </style:style>
    <style:style style:name="P5" style:family="paragraph" style:parent-style-name="Standard">
      <style:text-properties officeooo:rsid="000b582d" officeooo:paragraph-rsid="000b582d"/>
    </style:style>
    <style:style style:name="P6" style:family="paragraph" style:parent-style-name="Standard">
      <style:text-properties officeooo:rsid="000faf4c" officeooo:paragraph-rsid="000faf4c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1b6e1" officeooo:paragraph-rsid="0011b6e1"/>
    </style:style>
    <style:style style:name="P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27495" officeooo:paragraph-rsid="00127495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27495" officeooo:paragraph-rsid="00127495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3080d" officeooo:paragraph-rsid="0013080d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a496" officeooo:paragraph-rsid="0015a496"/>
    </style:style>
    <style:style style:name="P1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677eb" officeooo:paragraph-rsid="001677eb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77eb" officeooo:paragraph-rsid="001677eb"/>
    </style:style>
    <style:style style:name="P1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71b64" officeooo:paragraph-rsid="00171b64"/>
    </style:style>
    <style:style style:name="P1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71b64" officeooo:paragraph-rsid="00171b64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7cc42" officeooo:paragraph-rsid="0017cc42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e2c2" officeooo:paragraph-rsid="0017e2c2"/>
    </style:style>
    <style:style style:name="P1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7e2c2" officeooo:paragraph-rsid="0017e2c2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f6d8" officeooo:paragraph-rsid="0017f6d8"/>
    </style:style>
    <style:style style:name="P2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officeooo:rsid="0017f6d8" officeooo:paragraph-rsid="0017f6d8"/>
    </style:style>
    <style:style style:name="T1" style:family="text">
      <style:text-properties officeooo:rsid="00046980"/>
    </style:style>
    <style:style style:name="T2" style:family="text">
      <style:text-properties officeooo:rsid="000542ed"/>
    </style:style>
    <style:style style:name="T3" style:family="text">
      <style:text-properties officeooo:rsid="000734c7"/>
    </style:style>
    <style:style style:name="T4" style:family="text">
      <style:text-properties officeooo:rsid="00077e3e"/>
    </style:style>
    <style:style style:name="T5" style:family="text">
      <style:text-properties officeooo:rsid="000b3241"/>
    </style:style>
    <style:style style:name="T6" style:family="text">
      <style:text-properties officeooo:rsid="000be930"/>
    </style:style>
    <style:style style:name="T7" style:family="text">
      <style:text-properties officeooo:rsid="000dd42a"/>
    </style:style>
    <style:style style:name="T8" style:family="text">
      <style:text-properties officeooo:rsid="000faf4c"/>
    </style:style>
    <style:style style:name="T9" style:family="text">
      <style:text-properties officeooo:rsid="0014547c"/>
    </style:style>
    <style:style style:name="T10" style:family="text">
      <style:text-properties officeooo:rsid="001484f6"/>
    </style:style>
    <style:style style:name="T11" style:family="text">
      <style:text-properties officeooo:rsid="00154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 mortems</text:p>
      <text:p text:style-name="P1"><text:tab/>what’s included in a postmortem</text:p>
      <text:p text:style-name="P1"><text:tab/><text:tab/>description of what happened (project outcomes, challenges encountered, successes achieved)</text:p>
      <text:p text:style-name="P1"><text:tab/><text:tab/>more a look at major events than minor events</text:p>
      <text:p text:style-name="P1"><text:tab/><text:tab/>understand what happened, what were the outcomes, what were challenges, what were successes</text:p>
      <text:p text:style-name="P1"><text:tab/><text:tab/><text:span text:style-name="T1">impact on stakeholders, users, timelines, or system performance</text:span></text:p>
      <text:p text:style-name="P1"><text:tab/><text:tab/><text:span text:style-name="T1">analysis of what contributed to both successes and failures</text:span></text:p>
      <text:p text:style-name="P1"><text:tab/><text:tab/><text:span text:style-name="T2">root causes of any problems or inefficiencies</text:span></text:p>
      <text:p text:style-name="P1"><text:tab/><text:tab/><text:span text:style-name="T2">action plan for improvement in future projects</text:span></text:p>
      <text:p text:style-name="P1"><text:tab/><text:span text:style-name="T3">blameless culture is essential</text:span></text:p>
      <text:p text:style-name="P1"><text:tab/><text:tab/><text:span text:style-name="T4">focused more on process and outcome than people</text:span></text:p>
      <text:p text:style-name="P2">Applying agile principles</text:p>
      <text:p text:style-name="P2"/>
      <text:p text:style-name="P4">Chapter 14 (Transformational Systems)</text:p>
      <text:p text:style-name="P2"/>
      <text:p text:style-name="P3">Chapter 15 <text:span text:style-name="T5">(Modeling and Design of Rule-Based Systems)</text:span></text:p>
      <text:p text:style-name="P5"><text:tab/>modeling and design of rule-based systems</text:p>
      <text:p text:style-name="P5"><text:tab/>decision tables and trees <text:span text:style-name="T6">(15.4) (page 332)</text:span></text:p>
      <text:p text:style-name="P5"><text:tab/><text:tab/>a way to communicate the rules</text:p>
      <text:p text:style-name="P5"><text:tab/><text:tab/>conditional stubs, explain the conditions necessary for an outcome</text:p>
      <text:p text:style-name="P5"><text:tab/><text:tab/><text:span text:style-name="T6">rules can result in multiple actions (marked with x)</text:span></text:p>
      <text:p text:style-name="P5"><text:tab/><text:span text:style-name="T7">Systematic Decision Table Construction</text:span><text:tab/></text:p>
      <text:p text:style-name="P5"><text:tab/><text:span text:style-name="T8">Progressive Decision Table Construction</text:span></text:p>
      <text:p text:style-name="P6"><text:tab/><text:tab/>Enter rules one at a time and finish them as soon as possible</text:p>
      <text:p text:style-name="P7">Quality aspect of the decision table</text:p>
      <text:p text:style-name="P8">completeness – <text:span text:style-name="T9">covers every possibility</text:span></text:p>
      <text:p text:style-name="P9">consistency – <text:span text:style-name="T10">no conflicts</text:span></text:p>
      <text:p text:style-name="P10">non-redundancy – <text:span text:style-name="T11">fix with indifference mark</text:span></text:p>
      <text:p text:style-name="P11">interpreter pattern</text:p>
      <text:p text:style-name="P12">a discount plan is defined by a set of rules</text:p>
      <text:p text:style-name="P13">interpreter pattern steps</text:p>
      <text:p text:style-name="P14">define a conditional-expression grammar</text:p>
      <text:p text:style-name="P15">construct a class diagram to represent and process conditional expressions</text:p>
      <text:p text:style-name="P16">convert each conditional expression into a parse tree (page 341)</text:p>
      <text:p text:style-name="P16">implement a context for looking up objects used by the conditional expression. This is usually a hash table</text:p>
      <text:p text:style-name="P16">interpret the conditional expression by traversing the parse tree in post-order</text:p>
      <text:p text:style-name="P17">interpreter pattern pros and cons</text:p>
      <text:p text:style-name="P18">it’s difficult to implement for a complex grammar</text:p>
      <text:p text:style-name="P19">machine learning</text:p>
      <text:p text:style-name="P20">based on rule-based algorithm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01:14.280803693</meta:creation-date>
    <dc:date>2026-02-04T09:50:00.778282894</dc:date>
    <meta:editing-duration>PT7H27M3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1" meta:paragraph-count="38" meta:word-count="260" meta:character-count="1800" meta:non-whitespace-character-count="1544"/>
  </office:meta>
</office:document-meta>
</file>